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text-properties officeooo:rsid="00114883" officeooo:paragraph-rsid="00114883"/>
    </style:style>
    <style:style style:name="P37" style:family="paragraph" style:parent-style-name="Standard">
      <style:paragraph-properties fo:text-align="start" style:justify-single-word="false"/>
      <style:text-properties officeooo:rsid="00114a78" officeooo:paragraph-rsid="00114a78"/>
    </style:style>
    <style:style style:name="P38" style:family="paragraph" style:parent-style-name="Standard">
      <style:paragraph-properties fo:text-align="start" style:justify-single-word="false"/>
      <style:text-properties officeooo:paragraph-rsid="0012d949"/>
    </style:style>
    <style:style style:name="P39" style:family="paragraph" style:parent-style-name="Standard">
      <style:paragraph-properties fo:text-align="start" style:justify-single-word="false"/>
      <style:text-properties officeooo:rsid="0012d949" officeooo:paragraph-rsid="0012d949"/>
    </style:style>
    <style:style style:name="P40" style:family="paragraph" style:parent-style-name="Standard">
      <style:paragraph-properties fo:text-align="start" style:justify-single-word="false"/>
      <style:text-properties officeooo:rsid="0012d949" officeooo:paragraph-rsid="0014b531"/>
    </style:style>
    <style:style style:name="P41" style:family="paragraph" style:parent-style-name="Standard">
      <style:paragraph-properties fo:text-align="start" style:justify-single-word="false"/>
      <style:text-properties officeooo:rsid="0023ab34" officeooo:paragraph-rsid="0023ab34"/>
    </style:style>
    <style:style style:name="P42" style:family="paragraph" style:parent-style-name="Standard">
      <style:paragraph-properties fo:text-align="justify" style:justify-single-word="false"/>
      <style:text-properties officeooo:rsid="002560c4" officeooo:paragraph-rsid="002560c4"/>
    </style:style>
    <style:style style:name="P43" style:family="paragraph" style:parent-style-name="Standard">
      <style:paragraph-properties fo:text-align="justify" style:justify-single-word="false"/>
      <style:text-properties officeooo:rsid="00267a66" officeooo:paragraph-rsid="00267a66"/>
    </style:style>
    <style:style style:name="P44"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45"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46"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4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4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50"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51"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53"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55"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56"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57"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58"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60"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61"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officeooo:rsid="00099583"/>
    </style:style>
    <style:style style:name="T16" style:family="text">
      <style:text-properties officeooo:rsid="0009b39b"/>
    </style:style>
    <style:style style:name="T17" style:family="text">
      <style:text-properties officeooo:rsid="00114883"/>
    </style:style>
    <style:style style:name="T18" style:family="text">
      <style:text-properties style:font-name="Century Schoolbook L" fo:language="ru" fo:country="RU" fo:font-weight="normal" fo:background-color="transparent" loext:char-shading-value="0" style:font-size-asian="10.5pt" loext:shadow="none"/>
    </style:style>
    <style:style style:name="T19" style:family="text">
      <style:text-properties style:font-name="Century Schoolbook L" fo:language="ru" fo:country="RU" fo:font-weight="normal" officeooo:rsid="0012d949" fo:background-color="transparent" loext:char-shading-value="0" style:font-size-asian="10.5pt" loext:shadow="none"/>
    </style:style>
    <style:style style:name="T20" style:family="text">
      <style:text-properties style:font-name="Century Schoolbook L" fo:language="ru" fo:country="RU" fo:font-weight="normal" officeooo:rsid="0013b0b8" fo:background-color="transparent" loext:char-shading-value="0" style:font-size-asian="10.5pt" loext:shadow="none"/>
    </style:style>
    <style:style style:name="T21" style:family="text">
      <style:text-properties style:font-name="Century Schoolbook L" fo:language="ru" fo:country="RU" fo:font-weight="normal" officeooo:rsid="0014b531" fo:background-color="transparent" loext:char-shading-value="0" style:font-size-asian="10.5pt" loext:shadow="none"/>
    </style:style>
    <style:style style:name="T22"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23"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24"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25"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26"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27" style:family="text">
      <style:text-properties officeooo:rsid="0020418a"/>
    </style:style>
    <style:style style:name="T28" style:family="text">
      <style:text-properties officeooo:rsid="0021ff5a"/>
    </style:style>
    <style:style style:name="T29" style:family="text">
      <style:text-properties officeooo:rsid="002ad3be"/>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15">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16">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16">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16">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16">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17">Ветер нельзя позвать, но можно открыть окно.</text:span></text:p>
      <text:p text:style-name="P20"/>
      <text:p text:style-name="P20"><text:tab/><text:span text:style-name="T11">Что значит жить сейчас.</text:span><text:span text:style-name="T17">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17">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17"> Если вы живете в СЕЙЧАС, то ведете созидательную жизнь.</text:span></text:p>
      <text:p text:style-name="P19"/>
      <text:p text:style-name="P19"><text:tab/><text:span text:style-name="T11">Сейчас изобретательно.</text:span><text:span text:style-name="T17">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17">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17"> Следкющие понятия имеют одно значение:</text:span></text:p>
      <text:list xml:id="list9126694642535050071" text:style-name="L1">
        <text:list-item>
          <text:p text:style-name="P44">жить в сейчас;</text:p>
        </text:list-item>
        <text:list-item>
          <text:p text:style-name="P45">зрелость;</text:p>
        </text:list-item>
        <text:list-item>
          <text:p text:style-name="P45">подлиность;</text:p>
        </text:list-item>
        <text:list-item>
          <text:p text:style-name="P45">отвественность за свое действие и жизнь;</text:p>
        </text:list-item>
        <text:list-item>
          <text:p text:style-name="P45">ответная реакция — способность;</text:p>
        </text:list-item>
        <text:list-item>
          <text:p text:style-name="P45">в сейчас доступно проявление творческого подхода;</text:p>
        </text:list-item>
      </text:list>
      <text:p text:style-name="P21"/>
      <text:p text:style-name="P36"><text:span text:style-name="T18"><text:tab/></text:span><text:span text:style-name="T22">Чтобы жить сейчас, необходимо забыть о вчерашнем дне.</text:span><text:span text:style-name="T18">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36"><text:span text:style-name="T18"><text:tab/></text:span><text:span text:style-name="T22">Сейчас нельзя разделить.</text:span><text:span text:style-name="T18">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37"><text:span text:style-name="T18"><text:tab/></text:span><text:span text:style-name="T22">Материя и энергия являются одним и тем же.</text:span><text:span text:style-name="T18">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37"><text:span text:style-name="T18"><text:tab/></text:span><text:span text:style-name="T22">Западный подход к реальности. </text:span><text:span text:style-name="T18">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37"><text:span text:style-name="T18"><text:tab/></text:span><text:span text:style-name="T22">Небытие — это форма развития.</text:span><text:span text:style-name="T18">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37"><text:span text:style-name="T18"><text:tab/></text:span><text:span text:style-name="T22">«Существует» и «должно существовать». </text:span><text:span text:style-name="T18">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37"><text:span text:style-name="T18"><text:tab/></text:span><text:span text:style-name="T25">Отрицание западной философией реальности.</text:span><text:span text:style-name="T19">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37"><text:span text:style-name="T19"><text:tab/></text:span><text:span text:style-name="T25">Не существует каких-либо способов для описания реальности.</text:span><text:span text:style-name="T19"> Не пытайтесь представить реальность как нечто неподвижное, чтобы затем придумать способы для её достижения.</text:span></text:p>
      <text:p text:style-name="P24"/>
      <text:p text:style-name="P38"><text:span text:style-name="T19"><text:tab/></text:span><text:span text:style-name="T25">Реальность и восприятие. </text:span><text:span text:style-name="T19">Существует различие между следующими понятиями:</text:span></text:p>
      <text:list xml:id="list3052117746248291956" text:style-name="L2">
        <text:list-item>
          <text:p text:style-name="P46">мир;</text:p>
        </text:list-item>
        <text:list-item>
          <text:p text:style-name="P46">наша реакция на этот мир.</text:p>
        </text:list-item>
      </text:list>
      <text:p text:style-name="P39"><text:soft-page-break/><text:span text:style-name="T18"><text:tab/></text:span><text:span text:style-name="T22">Знание приходит с опытом.</text:span><text:span text:style-name="T18"> Сытому человеку трудно поверить, что в мире существует такое явление, как голод.</text:span></text:p>
      <text:p text:style-name="P25"/>
      <text:p text:style-name="P39"><text:span text:style-name="T18"><text:tab/></text:span><text:span text:style-name="T24">Будьте активны в поисках «этого».</text:span><text:span text:style-name="T20">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39"><text:span text:style-name="T20"><text:tab/></text:span><text:span text:style-name="T24">Формальная реальность вещи. </text:span><text:span text:style-name="T20">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39"><text:span text:style-name="T20"><text:tab/></text:span><text:span text:style-name="T24">О причинной связи.</text:span><text:span text:style-name="T20"> У всего должна быть причина.</text:span></text:p>
      <text:p text:style-name="P26"/>
      <text:p text:style-name="P39"><text:span text:style-name="T20"><text:tab/></text:span><text:span text:style-name="T24">Реальность и закон причины и следствия. </text:span><text:span text:style-name="T20">У причины должна быть та же самая реальность, что и у следствия.</text:span></text:p>
      <text:p text:style-name="P26"/>
      <text:p text:style-name="P39"><text:span text:style-name="T20"><text:tab/></text:span><text:span text:style-name="T24">Родство всех физических объектов. </text:span><text:span text:style-name="T20">Все физические объекты похожи. Следовательно, достаточно знать о существовании одного физического объекта.</text:span></text:p>
      <text:p text:style-name="P26"/>
      <text:p text:style-name="P39"><text:span text:style-name="T20"><text:tab/></text:span><text:span text:style-name="T24">Формальная реальность равна объектвной реальности.</text:span><text:span text:style-name="T20"> Формальной реальности должно быть больше или столько же, сколько и объективной реальности.</text:span></text:p>
      <text:p text:style-name="P26"/>
      <text:p text:style-name="P39"><text:span text:style-name="T20"><text:tab/></text:span><text:span text:style-name="T23">Материя и потребность в стабильности.</text:span><text:span text:style-name="T21">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39"><text:span text:style-name="T21"><text:tab/></text:span><text:span text:style-name="T23">Разум должен быть спокоен, чтобы действительно увидеть</text:span><text:span text:style-name="T21">.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39"><text:span text:style-name="T21"><text:tab/></text:span><text:span text:style-name="T23">Избавьтесь от предвлятых мнений.</text:span><text:span text:style-name="T21">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39"><text:span text:style-name="T21"><text:tab/></text:span><text:span text:style-name="T23">Общепринятые првила мешают восприятию реальности.</text:span><text:span text:style-name="T21"> Мы не видим ЕЕ в первозданной чистоте, так как нам внушили искаженные представления о ней.</text:span></text:p>
      <text:p text:style-name="P27"/>
      <text:p text:style-name="P39"><text:span text:style-name="T21"><text:tab/></text:span><text:span text:style-name="T23">Настоящее положение вещей и мысль.</text:span><text:span text:style-name="T21"> Настоящее положение вещей не искажено мыслью. Его нельзя постигнуть посредством понятия или мысли.</text:span></text:p>
      <text:p text:style-name="P27"><text:soft-page-break/></text:p>
      <text:p text:style-name="P40"><text:span text:style-name="T21"><text:tab/></text:span><text:span text:style-name="T23">Реальность становится очевидной, когда перестаешь сравнивать.</text:span><text:span text:style-name="T21"> Только при отсутствии сравнения существует то, «что есть». А жить с тем, «что есть», </text:span><text:span text:style-name="T18">—</text:span><text:span text:style-name="T21"> это, значит, быть умиротворенным.</text:span></text:p>
      <text:p text:style-name="P28"/>
      <text:p text:style-name="P40"><text:span text:style-name="T21"><text:tab/></text:span><text:span text:style-name="T23">Реальность </text:span><text:span text:style-name="T22">— </text:span><text:span text:style-name="T23">это быть собой.</text:span><text:span text:style-name="T21"> Чтобы стать собой </text:span><text:span text:style-name="T18">— </text:span><text:span text:style-name="T21">надо быть собой. Реальность в бытие, в бытие вещи. Таким образов, бытие в этом смысле </text:span><text:span text:style-name="T18">— </text:span><text:span text:style-name="T21">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27"><text:tab/></text:span><text:span text:style-name="T13">Дуализм и монизм.</text:span><text:span text:style-name="T27">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27">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27">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28">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28">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28">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47"><text:soft-page-break/>Пустота</text:p>
      <text:p text:style-name="P48"/>
      <text:p text:style-name="P41"><text:span text:style-name="T26"><text:tab/>П</text:span><text:span text:style-name="T22">устота.</text:span><text:span text:style-name="T18">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49"/>
      <text:p text:style-name="P41"><text:span text:style-name="T22"><text:tab/>Пустота — живая субстанция. </text:span><text:span text:style-name="T18">Пустота — живая субстанция, так как все формы выходят оттуда. Надо понять, что пустота полна жизни, силы и любви ко всему живому.</text:span></text:p>
      <text:p text:style-name="P49"/>
      <text:p text:style-name="P41"><text:span text:style-name="T22"><text:tab/>Пустота как поток творческой энергии.</text:span><text:span text:style-name="T18">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49"/>
      <text:p text:style-name="P41"><text:span text:style-name="T22"><text:tab/>Пустота и небытие. НЕБЫТИЕ означает «отсутствие бытия». </text:span><text:span text:style-name="T18">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49">Два аспекта пустоты. Можно сказать, что у пустоты (или бессознательного) два аспекта:</text:p>
      <text:list xml:id="list4539409940757628404" text:style-name="L3">
        <text:list-item>
          <text:p text:style-name="P50">она просто является тем, чем является;</text:p>
        </text:list-item>
        <text:list-item>
          <text:p text:style-name="P50">она понимает, что существует; неправильно говорить, что она «в нас» или что мы в «в ней».</text:p>
        </text:list-item>
      </text:list>
      <text:p text:style-name="P49"/>
      <text:p text:style-name="P41"><text:span text:style-name="T22"><text:tab/>Первопричина всего находится вне пределов понимания человека («без места нахождения»). </text:span><text:span text:style-name="T18">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51"><text:soft-page-break/>О смерти</text:p>
      <text:p text:style-name="P52"/>
      <text:p text:style-name="P42"><text:span text:style-name="T18"><text:tab/></text:span><text:span text:style-name="T22">Думая о смерти, не забывай о жизни. </text:span><text:span text:style-name="T18">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52"/>
      <text:p text:style-name="P43"><text:span text:style-name="T18"><text:tab/></text:span><text:span text:style-name="T22">Путь смерти.</text:span><text:span text:style-name="T18"> На протяжении веков конечный удел героев был такой же, как и у обычных людей. Все они умерли и постепенно стерлись из памяти людей.</text:span></text:p>
      <text:p text:style-name="P53"/>
      <text:p text:style-name="P43"><text:span text:style-name="T18"><text:tab/></text:span><text:span text:style-name="T22">Надо смириться с возможностью смерти.</text:span><text:span text:style-name="T18"> Стоит перестать мечтать о вечной весне, тогда и лето, и зима будут дарить счастье.</text:span></text:p>
      <text:p text:style-name="P53"/>
      <text:p text:style-name="P43"><text:span text:style-name="T18"><text:tab/></text:span><text:span text:style-name="T22">Надо учиться умирать.</text:span><text:span text:style-name="T18">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53"/>
      <text:p text:style-name="P43"><text:span text:style-name="T18"><text:tab/></text:span><text:span text:style-name="T22">О разлуке с друзьями.</text:span><text:span text:style-name="T18">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53"/>
      <text:p text:style-name="P43"><text:span text:style-name="T18"><text:tab/></text:span><text:span text:style-name="T22">О необходимости помнить.</text:span><text:span text:style-name="T18">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text:soft-page-break/>Часть 2</text:p>
      <text:p text:style-name="P53">Что значит быть человеком</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5"><text:soft-page-break/>Человек</text:p>
      <text:p text:style-name="P54"/>
      <text:p text:style-name="P54"><text:span text:style-name="T9">Осознайте свою человеческую природу.</text:span> Знайте, как мне нравится думать о себе? Как о человеке.</text:p>
      <text:p text:style-name="P54"/>
      <text:p text:style-name="P54"><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54"/>
      <text:p text:style-name="P54"><text:span text:style-name="T9">Людям свойственно все объединять.</text:span> Мы не анализируем — мы все ОБЪЕДИНЯЕМ.</text:p>
      <text:p text:style-name="P54"/>
      <text:p text:style-name="P54"><text:span text:style-name="T9">Цель человека.</text:span> Цель человека заключается в самореализации.</text:p>
      <text:p text:style-name="P54"/>
      <text:p text:style-name="P54"><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54"/>
      <text:p text:style-name="P54"><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54"/>
      <text:p text:style-name="P54"><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54"/>
      <text:p text:style-name="P54"><text:span text:style-name="T9">Человек — э</text:span><text:span text:style-name="T14">то результат того, как он управляет своими природными инстинктами.</text:span><text:span text:style-name="T29">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54"/>
      <text:p text:style-name="P56"><text:span text:style-name="T9">Человек — это творческое животное.</text:span> Именно способность творить отличает человека от всех отстальных животных.</text:p>
      <text:p text:style-name="P56"/>
      <text:p text:style-name="P56"><text:span text:style-name="T9">О развитии возможностей человека.</text:span> Чтобы расти и развивать возможности необходимо:</text:p>
      <text:list xml:id="list2425776096071088395" text:style-name="L4">
        <text:list-item>
          <text:p text:style-name="P57">занимать место в социальной структуре общества;</text:p>
        </text:list-item>
        <text:list-item>
          <text:p text:style-name="P57">заполнять пробелы в своей личности, так чтобы снова стать одним целым.</text:p>
        </text:list-item>
      </text:list>
      <text:p text:style-name="P56"/>
      <text:p text:style-name="P56"><text:soft-page-break/><text:span text:style-name="T9">Человек способен на большее.</text:span> Дело в том, что люди живут, пользуясь лишь маленьким процентом того, на что способны:</text:p>
      <text:list xml:id="list2745350635418422579" text:style-name="L5">
        <text:list-item>
          <text:p text:style-name="P58"><text:s/>человек ек дает себе раскрыться и быть полностью собой;</text:p>
        </text:list-item>
        <text:list-item>
          <text:p text:style-name="P58">общество не дает человеку быть полностью собой.</text:p>
        </text:list-item>
      </text:list>
      <text:p text:style-name="P56"/>
      <text:p text:style-name="P56"><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56"/>
      <text:p text:style-name="P56"><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53"/>
      <text:p text:style-name="P59"><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60"/>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61"><text:soft-page-break/>Действие</text:p>
      <text:p text:style-name="P60"/>
      <text:p text:style-name="P60"><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60"/>
      <text:p text:style-name="P60"><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60"/>
      <text:p text:style-name="P60"><text:span text:style-name="T9">Только действие наполняет жизнь силой. </text:span>Только действие питает жизнь силой, так же как умеренность придает ей очарование.</text:p>
      <text:p text:style-name="P60"/>
      <text:p text:style-name="P60"><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60"/>
      <text:p text:style-name="P60"><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60"/>
      <text:p text:style-name="P60"><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60"/>
      <text:p text:style-name="P60"><text:span text:style-name="T9">Награда за действие. </text:span>Только тот, кто делает, чему-то учится.</text:p>
      <text:p text:style-name="P60"/>
      <text:p text:style-name="P60"><text:span text:style-name="T9">Существует действие как умственное, так и физическое.</text:span> Умственное «движение» сопровождает каждое физическое действие.</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07T21:43:12.011584176</dc:date>
    <meta:editing-duration>PT2H2M41S</meta:editing-duration>
    <meta:editing-cycles>19</meta:editing-cycles>
    <meta:generator>LibreOffice/5.1.6.2$Linux_X86_64 LibreOffice_project/10m0$Build-2</meta:generator>
    <meta:document-statistic meta:table-count="0" meta:image-count="0" meta:object-count="0" meta:page-count="26" meta:paragraph-count="259" meta:word-count="4819" meta:character-count="32904" meta:non-whitespace-character-count="28090"/>
  </office:meta>
</office:document-meta>
</file>